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3142in" svg:height="7.1008in" svg:x="5.1165in" svg:y="1.4642in">
            <draw:object draw:notify-on-update-of-ranges="Sheet1.A2:Sheet1.A101 Sheet1.B2:Sheet1.B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aw? X</text:p>
          </table:table-cell>
          <table:table-cell office:value-type="string" calcext:value-type="string">
            <text:p>raw? Y</text:p>
          </table:table-cell>
          <table:table-cell office:value-type="string" calcext:value-type="string">
            <text:p>scaled x</text:p>
          </table:table-cell>
          <table:table-cell office:value-type="string" calcext:value-type="string">
            <text:p>scaled y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1.28" calcext:value-type="float">
            <text:p>31.28</text:p>
          </table:table-cell>
          <table:table-cell office:value-type="float" office:value="2.5392" calcext:value-type="float">
            <text:p>2.5392</text:p>
          </table:table-cell>
          <table:table-cell office:value-type="float" office:value="28.7776" calcext:value-type="float">
            <text:p>28.7776</text:p>
          </table:table-cell>
          <table:table-cell/>
          <table:table-cell office:value-type="string" calcext:value-type="string">
            <text:p>data from compasscalibration.py (old version)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3.12" calcext:value-type="float">
            <text:p>33.12</text:p>
          </table:table-cell>
          <table:table-cell office:value-type="float" office:value="4.232" calcext:value-type="float">
            <text:p>4.232</text:p>
          </table:table-cell>
          <table:table-cell office:value-type="float" office:value="30.4704" calcext:value-type="float">
            <text:p>30.4704</text:p>
          </table:table-cell>
          <table:table-cell/>
          <table:table-cell office:value-type="string" calcext:value-type="string">
            <text:p>graph is column A vs B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3.12" calcext:value-type="float">
            <text:p>33.12</text:p>
          </table:table-cell>
          <table:table-cell office:value-type="float" office:value="3.3856" calcext:value-type="float">
            <text:p>3.3856</text:p>
          </table:table-cell>
          <table:table-cell office:value-type="float" office:value="30.4704" calcext:value-type="float">
            <text:p>30.4704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4.04" calcext:value-type="float">
            <text:p>34.04</text:p>
          </table:table-cell>
          <table:table-cell office:value-type="float" office:value="4.232" calcext:value-type="float">
            <text:p>4.232</text:p>
          </table:table-cell>
          <table:table-cell office:value-type="float" office:value="31.3168" calcext:value-type="float">
            <text:p>31.3168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9.56" calcext:value-type="float">
            <text:p>39.56</text:p>
          </table:table-cell>
          <table:table-cell office:value-type="float" office:value="3.3856" calcext:value-type="float">
            <text:p>3.3856</text:p>
          </table:table-cell>
          <table:table-cell office:value-type="float" office:value="36.3952" calcext:value-type="float">
            <text:p>36.3952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42.32" calcext:value-type="float">
            <text:p>42.32</text:p>
          </table:table-cell>
          <table:table-cell office:value-type="float" office:value="2.5392" calcext:value-type="float">
            <text:p>2.5392</text:p>
          </table:table-cell>
          <table:table-cell office:value-type="float" office:value="38.9344" calcext:value-type="float">
            <text:p>38.9344</text:p>
          </table:table-cell>
          <table:table-cell table:number-columns-repeated="2"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46" calcext:value-type="float">
            <text:p>46</text:p>
          </table:table-cell>
          <table:table-cell office:value-type="float" office:value="5.9248" calcext:value-type="float">
            <text:p>5.9248</text:p>
          </table:table-cell>
          <table:table-cell office:value-type="float" office:value="42.32" calcext:value-type="float">
            <text:p>42.32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2.32" calcext:value-type="float">
            <text:p>42.32</text:p>
          </table:table-cell>
          <table:table-cell office:value-type="float" office:value="3.3856" calcext:value-type="float">
            <text:p>3.3856</text:p>
          </table:table-cell>
          <table:table-cell office:value-type="float" office:value="38.9344" calcext:value-type="float">
            <text:p>38.9344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43.24" calcext:value-type="float">
            <text:p>43.24</text:p>
          </table:table-cell>
          <table:table-cell office:value-type="float" office:value="2.5392" calcext:value-type="float">
            <text:p>2.5392</text:p>
          </table:table-cell>
          <table:table-cell office:value-type="float" office:value="39.7808" calcext:value-type="float">
            <text:p>39.7808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3.24" calcext:value-type="float">
            <text:p>43.24</text:p>
          </table:table-cell>
          <table:table-cell office:value-type="float" office:value="3.3856" calcext:value-type="float">
            <text:p>3.3856</text:p>
          </table:table-cell>
          <table:table-cell office:value-type="float" office:value="39.7808" calcext:value-type="float">
            <text:p>39.7808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42.32" calcext:value-type="float">
            <text:p>42.32</text:p>
          </table:table-cell>
          <table:table-cell office:value-type="float" office:value="2.5392" calcext:value-type="float">
            <text:p>2.5392</text:p>
          </table:table-cell>
          <table:table-cell office:value-type="float" office:value="38.9344" calcext:value-type="float">
            <text:p>38.9344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2.32" calcext:value-type="float">
            <text:p>42.32</text:p>
          </table:table-cell>
          <table:table-cell office:value-type="float" office:value="3.3856" calcext:value-type="float">
            <text:p>3.3856</text:p>
          </table:table-cell>
          <table:table-cell office:value-type="float" office:value="38.9344" calcext:value-type="float">
            <text:p>38.9344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41.4" calcext:value-type="float">
            <text:p>41.4</text:p>
          </table:table-cell>
          <table:table-cell office:value-type="float" office:value="2.5392" calcext:value-type="float">
            <text:p>2.5392</text:p>
          </table:table-cell>
          <table:table-cell office:value-type="float" office:value="38.088" calcext:value-type="float">
            <text:p>38.088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40.48" calcext:value-type="float">
            <text:p>40.48</text:p>
          </table:table-cell>
          <table:table-cell office:value-type="float" office:value="1.6928" calcext:value-type="float">
            <text:p>1.6928</text:p>
          </table:table-cell>
          <table:table-cell office:value-type="float" office:value="37.2416" calcext:value-type="float">
            <text:p>37.2416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9.56" calcext:value-type="float">
            <text:p>39.56</text:p>
          </table:table-cell>
          <table:table-cell office:value-type="float" office:value="1.6928" calcext:value-type="float">
            <text:p>1.6928</text:p>
          </table:table-cell>
          <table:table-cell office:value-type="float" office:value="36.3952" calcext:value-type="float">
            <text:p>36.3952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40.48" calcext:value-type="float">
            <text:p>40.48</text:p>
          </table:table-cell>
          <table:table-cell office:value-type="float" office:value="2.5392" calcext:value-type="float">
            <text:p>2.5392</text:p>
          </table:table-cell>
          <table:table-cell office:value-type="float" office:value="37.2416" calcext:value-type="float">
            <text:p>37.2416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44.16" calcext:value-type="float">
            <text:p>44.16</text:p>
          </table:table-cell>
          <table:table-cell office:value-type="float" office:value="2.5392" calcext:value-type="float">
            <text:p>2.5392</text:p>
          </table:table-cell>
          <table:table-cell office:value-type="float" office:value="40.6272" calcext:value-type="float">
            <text:p>40.6272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0.48" calcext:value-type="float">
            <text:p>40.48</text:p>
          </table:table-cell>
          <table:table-cell office:value-type="float" office:value="3.3856" calcext:value-type="float">
            <text:p>3.3856</text:p>
          </table:table-cell>
          <table:table-cell office:value-type="float" office:value="37.2416" calcext:value-type="float">
            <text:p>37.2416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8.64" calcext:value-type="float">
            <text:p>38.64</text:p>
          </table:table-cell>
          <table:table-cell office:value-type="float" office:value="3.3856" calcext:value-type="float">
            <text:p>3.3856</text:p>
          </table:table-cell>
          <table:table-cell office:value-type="float" office:value="35.5488" calcext:value-type="float">
            <text:p>35.5488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9.56" calcext:value-type="float">
            <text:p>39.56</text:p>
          </table:table-cell>
          <table:table-cell office:value-type="float" office:value="2.5392" calcext:value-type="float">
            <text:p>2.5392</text:p>
          </table:table-cell>
          <table:table-cell office:value-type="float" office:value="36.3952" calcext:value-type="float">
            <text:p>36.3952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9.56" calcext:value-type="float">
            <text:p>39.56</text:p>
          </table:table-cell>
          <table:table-cell office:value-type="float" office:value="1.6928" calcext:value-type="float">
            <text:p>1.6928</text:p>
          </table:table-cell>
          <table:table-cell office:value-type="float" office:value="36.3952" calcext:value-type="float">
            <text:p>36.3952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40.48" calcext:value-type="float">
            <text:p>40.48</text:p>
          </table:table-cell>
          <table:table-cell office:value-type="float" office:value="1.6928" calcext:value-type="float">
            <text:p>1.6928</text:p>
          </table:table-cell>
          <table:table-cell office:value-type="float" office:value="37.2416" calcext:value-type="float">
            <text:p>37.2416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0.48" calcext:value-type="float">
            <text:p>40.48</text:p>
          </table:table-cell>
          <table:table-cell office:value-type="float" office:value="4.232" calcext:value-type="float">
            <text:p>4.232</text:p>
          </table:table-cell>
          <table:table-cell office:value-type="float" office:value="37.2416" calcext:value-type="float">
            <text:p>37.2416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9.56" calcext:value-type="float">
            <text:p>39.56</text:p>
          </table:table-cell>
          <table:table-cell office:value-type="float" office:value="2.5392" calcext:value-type="float">
            <text:p>2.5392</text:p>
          </table:table-cell>
          <table:table-cell office:value-type="float" office:value="36.3952" calcext:value-type="float">
            <text:p>36.3952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6.8" calcext:value-type="float">
            <text:p>36.8</text:p>
          </table:table-cell>
          <table:table-cell office:value-type="float" office:value="1.6928" calcext:value-type="float">
            <text:p>1.6928</text:p>
          </table:table-cell>
          <table:table-cell office:value-type="float" office:value="33.856" calcext:value-type="float">
            <text:p>33.856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8.64" calcext:value-type="float">
            <text:p>38.64</text:p>
          </table:table-cell>
          <table:table-cell office:value-type="float" office:value="1.6928" calcext:value-type="float">
            <text:p>1.6928</text:p>
          </table:table-cell>
          <table:table-cell office:value-type="float" office:value="35.5488" calcext:value-type="float">
            <text:p>35.5488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9.56" calcext:value-type="float">
            <text:p>39.56</text:p>
          </table:table-cell>
          <table:table-cell office:value-type="float" office:value="3.3856" calcext:value-type="float">
            <text:p>3.3856</text:p>
          </table:table-cell>
          <table:table-cell office:value-type="float" office:value="36.3952" calcext:value-type="float">
            <text:p>36.3952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5.88" calcext:value-type="float">
            <text:p>35.88</text:p>
          </table:table-cell>
          <table:table-cell office:value-type="float" office:value="2.5392" calcext:value-type="float">
            <text:p>2.5392</text:p>
          </table:table-cell>
          <table:table-cell office:value-type="float" office:value="33.0096" calcext:value-type="float">
            <text:p>33.0096</text:p>
          </table:table-cell>
          <table:table-cell table:number-columns-repeated="2"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6.8" calcext:value-type="float">
            <text:p>36.8</text:p>
          </table:table-cell>
          <table:table-cell office:value-type="float" office:value="5.0784" calcext:value-type="float">
            <text:p>5.0784</text:p>
          </table:table-cell>
          <table:table-cell office:value-type="float" office:value="33.856" calcext:value-type="float">
            <text:p>33.856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5.88" calcext:value-type="float">
            <text:p>35.88</text:p>
          </table:table-cell>
          <table:table-cell office:value-type="float" office:value="3.3856" calcext:value-type="float">
            <text:p>3.3856</text:p>
          </table:table-cell>
          <table:table-cell office:value-type="float" office:value="33.0096" calcext:value-type="float">
            <text:p>33.0096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40.48" calcext:value-type="float">
            <text:p>40.48</text:p>
          </table:table-cell>
          <table:table-cell office:value-type="float" office:value="2.5392" calcext:value-type="float">
            <text:p>2.5392</text:p>
          </table:table-cell>
          <table:table-cell office:value-type="float" office:value="37.2416" calcext:value-type="float">
            <text:p>37.2416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6.8" calcext:value-type="float">
            <text:p>36.8</text:p>
          </table:table-cell>
          <table:table-cell office:value-type="float" office:value="2.5392" calcext:value-type="float">
            <text:p>2.5392</text:p>
          </table:table-cell>
          <table:table-cell office:value-type="float" office:value="33.856" calcext:value-type="float">
            <text:p>33.856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3.12" calcext:value-type="float">
            <text:p>33.12</text:p>
          </table:table-cell>
          <table:table-cell office:value-type="float" office:value="2.5392" calcext:value-type="float">
            <text:p>2.5392</text:p>
          </table:table-cell>
          <table:table-cell office:value-type="float" office:value="30.4704" calcext:value-type="float">
            <text:p>30.4704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3.12" calcext:value-type="float">
            <text:p>33.12</text:p>
          </table:table-cell>
          <table:table-cell office:value-type="float" office:value="0.8464" calcext:value-type="float">
            <text:p>0.8464</text:p>
          </table:table-cell>
          <table:table-cell office:value-type="float" office:value="30.4704" calcext:value-type="float">
            <text:p>30.4704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5.88" calcext:value-type="float">
            <text:p>35.88</text:p>
          </table:table-cell>
          <table:table-cell office:value-type="float" office:value="3.3856" calcext:value-type="float">
            <text:p>3.3856</text:p>
          </table:table-cell>
          <table:table-cell office:value-type="float" office:value="33.0096" calcext:value-type="float">
            <text:p>33.0096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7.72" calcext:value-type="float">
            <text:p>37.72</text:p>
          </table:table-cell>
          <table:table-cell office:value-type="float" office:value="2.5392" calcext:value-type="float">
            <text:p>2.5392</text:p>
          </table:table-cell>
          <table:table-cell office:value-type="float" office:value="34.7024" calcext:value-type="float">
            <text:p>34.7024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6.8" calcext:value-type="float">
            <text:p>36.8</text:p>
          </table:table-cell>
          <table:table-cell office:value-type="float" office:value="2.5392" calcext:value-type="float">
            <text:p>2.5392</text:p>
          </table:table-cell>
          <table:table-cell office:value-type="float" office:value="33.856" calcext:value-type="float">
            <text:p>33.856</text:p>
          </table:table-cell>
          <table:table-cell table:number-columns-repeated="2"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5.88" calcext:value-type="float">
            <text:p>35.88</text:p>
          </table:table-cell>
          <table:table-cell office:value-type="float" office:value="5.0784" calcext:value-type="float">
            <text:p>5.0784</text:p>
          </table:table-cell>
          <table:table-cell office:value-type="float" office:value="33.0096" calcext:value-type="float">
            <text:p>33.0096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9.56" calcext:value-type="float">
            <text:p>39.56</text:p>
          </table:table-cell>
          <table:table-cell office:value-type="float" office:value="4.232" calcext:value-type="float">
            <text:p>4.232</text:p>
          </table:table-cell>
          <table:table-cell office:value-type="float" office:value="36.3952" calcext:value-type="float">
            <text:p>36.3952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6.8" calcext:value-type="float">
            <text:p>36.8</text:p>
          </table:table-cell>
          <table:table-cell office:value-type="float" office:value="4.232" calcext:value-type="float">
            <text:p>4.232</text:p>
          </table:table-cell>
          <table:table-cell office:value-type="float" office:value="33.856" calcext:value-type="float">
            <text:p>33.856</text:p>
          </table:table-cell>
          <table:table-cell table:number-columns-repeated="2"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39.56" calcext:value-type="float">
            <text:p>39.56</text:p>
          </table:table-cell>
          <table:table-cell office:value-type="float" office:value="5.9248" calcext:value-type="float">
            <text:p>5.9248</text:p>
          </table:table-cell>
          <table:table-cell office:value-type="float" office:value="36.3952" calcext:value-type="float">
            <text:p>36.3952</text:p>
          </table:table-cell>
          <table:table-cell table:number-columns-repeated="2"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43.24" calcext:value-type="float">
            <text:p>43.24</text:p>
          </table:table-cell>
          <table:table-cell office:value-type="float" office:value="5.9248" calcext:value-type="float">
            <text:p>5.9248</text:p>
          </table:table-cell>
          <table:table-cell office:value-type="float" office:value="39.7808" calcext:value-type="float">
            <text:p>39.7808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0.48" calcext:value-type="float">
            <text:p>40.48</text:p>
          </table:table-cell>
          <table:table-cell office:value-type="float" office:value="4.232" calcext:value-type="float">
            <text:p>4.232</text:p>
          </table:table-cell>
          <table:table-cell office:value-type="float" office:value="37.2416" calcext:value-type="float">
            <text:p>37.2416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6.8" calcext:value-type="float">
            <text:p>36.8</text:p>
          </table:table-cell>
          <table:table-cell office:value-type="float" office:value="3.3856" calcext:value-type="float">
            <text:p>3.3856</text:p>
          </table:table-cell>
          <table:table-cell office:value-type="float" office:value="33.856" calcext:value-type="float">
            <text:p>33.856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8.64" calcext:value-type="float">
            <text:p>38.64</text:p>
          </table:table-cell>
          <table:table-cell office:value-type="float" office:value="3.3856" calcext:value-type="float">
            <text:p>3.3856</text:p>
          </table:table-cell>
          <table:table-cell office:value-type="float" office:value="35.5488" calcext:value-type="float">
            <text:p>35.5488</text:p>
          </table:table-cell>
          <table:table-cell table:number-columns-repeated="2"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4.96" calcext:value-type="float">
            <text:p>34.96</text:p>
          </table:table-cell>
          <table:table-cell office:value-type="float" office:value="5.0784" calcext:value-type="float">
            <text:p>5.0784</text:p>
          </table:table-cell>
          <table:table-cell office:value-type="float" office:value="32.1632" calcext:value-type="float">
            <text:p>32.1632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5.88" calcext:value-type="float">
            <text:p>35.88</text:p>
          </table:table-cell>
          <table:table-cell office:value-type="float" office:value="1.6928" calcext:value-type="float">
            <text:p>1.6928</text:p>
          </table:table-cell>
          <table:table-cell office:value-type="float" office:value="33.0096" calcext:value-type="float">
            <text:p>33.009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.72" calcext:value-type="float">
            <text:p>37.72</text:p>
          </table:table-cell>
          <table:table-cell office:value-type="float" office:value="0" calcext:value-type="float">
            <text:p>0</text:p>
          </table:table-cell>
          <table:table-cell office:value-type="float" office:value="34.7024" calcext:value-type="float">
            <text:p>34.7024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1.4" calcext:value-type="float">
            <text:p>41.4</text:p>
          </table:table-cell>
          <table:table-cell office:value-type="float" office:value="3.3856" calcext:value-type="float">
            <text:p>3.3856</text:p>
          </table:table-cell>
          <table:table-cell office:value-type="float" office:value="38.088" calcext:value-type="float">
            <text:p>38.088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7.72" calcext:value-type="float">
            <text:p>37.72</text:p>
          </table:table-cell>
          <table:table-cell office:value-type="float" office:value="2.5392" calcext:value-type="float">
            <text:p>2.5392</text:p>
          </table:table-cell>
          <table:table-cell office:value-type="float" office:value="34.7024" calcext:value-type="float">
            <text:p>34.7024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4.04" calcext:value-type="float">
            <text:p>34.04</text:p>
          </table:table-cell>
          <table:table-cell office:value-type="float" office:value="1.6928" calcext:value-type="float">
            <text:p>1.6928</text:p>
          </table:table-cell>
          <table:table-cell office:value-type="float" office:value="31.3168" calcext:value-type="float">
            <text:p>31.3168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7.72" calcext:value-type="float">
            <text:p>37.72</text:p>
          </table:table-cell>
          <table:table-cell office:value-type="float" office:value="1.6928" calcext:value-type="float">
            <text:p>1.6928</text:p>
          </table:table-cell>
          <table:table-cell office:value-type="float" office:value="34.7024" calcext:value-type="float">
            <text:p>34.7024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41.4" calcext:value-type="float">
            <text:p>41.4</text:p>
          </table:table-cell>
          <table:table-cell office:value-type="float" office:value="1.6928" calcext:value-type="float">
            <text:p>1.6928</text:p>
          </table:table-cell>
          <table:table-cell office:value-type="float" office:value="38.088" calcext:value-type="float">
            <text:p>38.088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1.4" calcext:value-type="float">
            <text:p>41.4</text:p>
          </table:table-cell>
          <table:table-cell office:value-type="float" office:value="3.3856" calcext:value-type="float">
            <text:p>3.3856</text:p>
          </table:table-cell>
          <table:table-cell office:value-type="float" office:value="38.088" calcext:value-type="float">
            <text:p>38.088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9.56" calcext:value-type="float">
            <text:p>39.56</text:p>
          </table:table-cell>
          <table:table-cell office:value-type="float" office:value="0.8464" calcext:value-type="float">
            <text:p>0.8464</text:p>
          </table:table-cell>
          <table:table-cell office:value-type="float" office:value="36.3952" calcext:value-type="float">
            <text:p>36.39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.64" calcext:value-type="float">
            <text:p>38.64</text:p>
          </table:table-cell>
          <table:table-cell office:value-type="float" office:value="0" calcext:value-type="float">
            <text:p>0</text:p>
          </table:table-cell>
          <table:table-cell office:value-type="float" office:value="35.5488" calcext:value-type="float">
            <text:p>35.54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.24" calcext:value-type="float">
            <text:p>43.24</text:p>
          </table:table-cell>
          <table:table-cell office:value-type="float" office:value="0" calcext:value-type="float">
            <text:p>0</text:p>
          </table:table-cell>
          <table:table-cell office:value-type="float" office:value="39.7808" calcext:value-type="float">
            <text:p>39.78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.64" calcext:value-type="float">
            <text:p>38.64</text:p>
          </table:table-cell>
          <table:table-cell office:value-type="float" office:value="0" calcext:value-type="float">
            <text:p>0</text:p>
          </table:table-cell>
          <table:table-cell office:value-type="float" office:value="35.5488" calcext:value-type="float">
            <text:p>35.54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.48" calcext:value-type="float">
            <text:p>40.48</text:p>
          </table:table-cell>
          <table:table-cell office:value-type="float" office:value="0" calcext:value-type="float">
            <text:p>0</text:p>
          </table:table-cell>
          <table:table-cell office:value-type="float" office:value="37.2416" calcext:value-type="float">
            <text:p>37.2416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9.56" calcext:value-type="float">
            <text:p>39.56</text:p>
          </table:table-cell>
          <table:table-cell office:value-type="float" office:value="2.5392" calcext:value-type="float">
            <text:p>2.5392</text:p>
          </table:table-cell>
          <table:table-cell office:value-type="float" office:value="36.3952" calcext:value-type="float">
            <text:p>36.3952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9.56" calcext:value-type="float">
            <text:p>39.56</text:p>
          </table:table-cell>
          <table:table-cell office:value-type="float" office:value="2.5392" calcext:value-type="float">
            <text:p>2.5392</text:p>
          </table:table-cell>
          <table:table-cell office:value-type="float" office:value="36.3952" calcext:value-type="float">
            <text:p>36.3952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41.4" calcext:value-type="float">
            <text:p>41.4</text:p>
          </table:table-cell>
          <table:table-cell office:value-type="float" office:value="1.6928" calcext:value-type="float">
            <text:p>1.6928</text:p>
          </table:table-cell>
          <table:table-cell office:value-type="float" office:value="38.088" calcext:value-type="float">
            <text:p>38.088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8.64" calcext:value-type="float">
            <text:p>38.64</text:p>
          </table:table-cell>
          <table:table-cell office:value-type="float" office:value="2.5392" calcext:value-type="float">
            <text:p>2.5392</text:p>
          </table:table-cell>
          <table:table-cell office:value-type="float" office:value="35.5488" calcext:value-type="float">
            <text:p>35.5488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41.4" calcext:value-type="float">
            <text:p>41.4</text:p>
          </table:table-cell>
          <table:table-cell office:value-type="float" office:value="2.5392" calcext:value-type="float">
            <text:p>2.5392</text:p>
          </table:table-cell>
          <table:table-cell office:value-type="float" office:value="38.088" calcext:value-type="float">
            <text:p>38.088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1.4" calcext:value-type="float">
            <text:p>41.4</text:p>
          </table:table-cell>
          <table:table-cell office:value-type="float" office:value="0.8464" calcext:value-type="float">
            <text:p>0.8464</text:p>
          </table:table-cell>
          <table:table-cell office:value-type="float" office:value="38.088" calcext:value-type="float">
            <text:p>38.088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40.48" calcext:value-type="float">
            <text:p>40.48</text:p>
          </table:table-cell>
          <table:table-cell office:value-type="float" office:value="2.5392" calcext:value-type="float">
            <text:p>2.5392</text:p>
          </table:table-cell>
          <table:table-cell office:value-type="float" office:value="37.2416" calcext:value-type="float">
            <text:p>37.2416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0.48" calcext:value-type="float">
            <text:p>40.48</text:p>
          </table:table-cell>
          <table:table-cell office:value-type="float" office:value="3.3856" calcext:value-type="float">
            <text:p>3.3856</text:p>
          </table:table-cell>
          <table:table-cell office:value-type="float" office:value="37.2416" calcext:value-type="float">
            <text:p>37.2416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44.16" calcext:value-type="float">
            <text:p>44.16</text:p>
          </table:table-cell>
          <table:table-cell office:value-type="float" office:value="2.5392" calcext:value-type="float">
            <text:p>2.5392</text:p>
          </table:table-cell>
          <table:table-cell office:value-type="float" office:value="40.6272" calcext:value-type="float">
            <text:p>40.6272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8.64" calcext:value-type="float">
            <text:p>38.64</text:p>
          </table:table-cell>
          <table:table-cell office:value-type="float" office:value="0.8464" calcext:value-type="float">
            <text:p>0.8464</text:p>
          </table:table-cell>
          <table:table-cell office:value-type="float" office:value="35.5488" calcext:value-type="float">
            <text:p>35.5488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4.16" calcext:value-type="float">
            <text:p>44.16</text:p>
          </table:table-cell>
          <table:table-cell office:value-type="float" office:value="0.8464" calcext:value-type="float">
            <text:p>0.8464</text:p>
          </table:table-cell>
          <table:table-cell office:value-type="float" office:value="40.6272" calcext:value-type="float">
            <text:p>40.6272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0.48" calcext:value-type="float">
            <text:p>40.48</text:p>
          </table:table-cell>
          <table:table-cell office:value-type="float" office:value="3.3856" calcext:value-type="float">
            <text:p>3.3856</text:p>
          </table:table-cell>
          <table:table-cell office:value-type="float" office:value="37.2416" calcext:value-type="float">
            <text:p>37.2416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0.48" calcext:value-type="float">
            <text:p>40.48</text:p>
          </table:table-cell>
          <table:table-cell office:value-type="float" office:value="3.3856" calcext:value-type="float">
            <text:p>3.3856</text:p>
          </table:table-cell>
          <table:table-cell office:value-type="float" office:value="37.2416" calcext:value-type="float">
            <text:p>37.2416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8.64" calcext:value-type="float">
            <text:p>38.64</text:p>
          </table:table-cell>
          <table:table-cell office:value-type="float" office:value="3.3856" calcext:value-type="float">
            <text:p>3.3856</text:p>
          </table:table-cell>
          <table:table-cell office:value-type="float" office:value="35.5488" calcext:value-type="float">
            <text:p>35.5488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4.96" calcext:value-type="float">
            <text:p>34.96</text:p>
          </table:table-cell>
          <table:table-cell office:value-type="float" office:value="4.232" calcext:value-type="float">
            <text:p>4.232</text:p>
          </table:table-cell>
          <table:table-cell office:value-type="float" office:value="32.1632" calcext:value-type="float">
            <text:p>32.1632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3.12" calcext:value-type="float">
            <text:p>33.12</text:p>
          </table:table-cell>
          <table:table-cell office:value-type="float" office:value="3.3856" calcext:value-type="float">
            <text:p>3.3856</text:p>
          </table:table-cell>
          <table:table-cell office:value-type="float" office:value="30.4704" calcext:value-type="float">
            <text:p>30.4704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5.88" calcext:value-type="float">
            <text:p>35.88</text:p>
          </table:table-cell>
          <table:table-cell office:value-type="float" office:value="2.5392" calcext:value-type="float">
            <text:p>2.5392</text:p>
          </table:table-cell>
          <table:table-cell office:value-type="float" office:value="33.0096" calcext:value-type="float">
            <text:p>33.0096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3.12" calcext:value-type="float">
            <text:p>33.12</text:p>
          </table:table-cell>
          <table:table-cell office:value-type="float" office:value="4.232" calcext:value-type="float">
            <text:p>4.232</text:p>
          </table:table-cell>
          <table:table-cell office:value-type="float" office:value="30.4704" calcext:value-type="float">
            <text:p>30.4704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5.88" calcext:value-type="float">
            <text:p>35.88</text:p>
          </table:table-cell>
          <table:table-cell office:value-type="float" office:value="2.5392" calcext:value-type="float">
            <text:p>2.5392</text:p>
          </table:table-cell>
          <table:table-cell office:value-type="float" office:value="33.0096" calcext:value-type="float">
            <text:p>33.0096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7.72" calcext:value-type="float">
            <text:p>37.72</text:p>
          </table:table-cell>
          <table:table-cell office:value-type="float" office:value="3.3856" calcext:value-type="float">
            <text:p>3.3856</text:p>
          </table:table-cell>
          <table:table-cell office:value-type="float" office:value="34.7024" calcext:value-type="float">
            <text:p>34.7024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4.96" calcext:value-type="float">
            <text:p>34.96</text:p>
          </table:table-cell>
          <table:table-cell office:value-type="float" office:value="2.5392" calcext:value-type="float">
            <text:p>2.5392</text:p>
          </table:table-cell>
          <table:table-cell office:value-type="float" office:value="32.1632" calcext:value-type="float">
            <text:p>32.1632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4.96" calcext:value-type="float">
            <text:p>34.96</text:p>
          </table:table-cell>
          <table:table-cell office:value-type="float" office:value="2.5392" calcext:value-type="float">
            <text:p>2.5392</text:p>
          </table:table-cell>
          <table:table-cell office:value-type="float" office:value="32.1632" calcext:value-type="float">
            <text:p>32.1632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3.12" calcext:value-type="float">
            <text:p>33.12</text:p>
          </table:table-cell>
          <table:table-cell office:value-type="float" office:value="2.5392" calcext:value-type="float">
            <text:p>2.5392</text:p>
          </table:table-cell>
          <table:table-cell office:value-type="float" office:value="30.4704" calcext:value-type="float">
            <text:p>30.4704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2.2" calcext:value-type="float">
            <text:p>32.2</text:p>
          </table:table-cell>
          <table:table-cell office:value-type="float" office:value="2.5392" calcext:value-type="float">
            <text:p>2.5392</text:p>
          </table:table-cell>
          <table:table-cell office:value-type="float" office:value="29.624" calcext:value-type="float">
            <text:p>29.624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1.28" calcext:value-type="float">
            <text:p>31.28</text:p>
          </table:table-cell>
          <table:table-cell office:value-type="float" office:value="2.5392" calcext:value-type="float">
            <text:p>2.5392</text:p>
          </table:table-cell>
          <table:table-cell office:value-type="float" office:value="28.7776" calcext:value-type="float">
            <text:p>28.7776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.96" calcext:value-type="float">
            <text:p>34.96</text:p>
          </table:table-cell>
          <table:table-cell office:value-type="float" office:value="0.8464" calcext:value-type="float">
            <text:p>0.8464</text:p>
          </table:table-cell>
          <table:table-cell office:value-type="float" office:value="32.1632" calcext:value-type="float">
            <text:p>32.1632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4.04" calcext:value-type="float">
            <text:p>34.04</text:p>
          </table:table-cell>
          <table:table-cell office:value-type="float" office:value="2.5392" calcext:value-type="float">
            <text:p>2.5392</text:p>
          </table:table-cell>
          <table:table-cell office:value-type="float" office:value="31.3168" calcext:value-type="float">
            <text:p>31.3168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5.88" calcext:value-type="float">
            <text:p>35.88</text:p>
          </table:table-cell>
          <table:table-cell office:value-type="float" office:value="1.6928" calcext:value-type="float">
            <text:p>1.6928</text:p>
          </table:table-cell>
          <table:table-cell office:value-type="float" office:value="33.0096" calcext:value-type="float">
            <text:p>33.0096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7.72" calcext:value-type="float">
            <text:p>37.72</text:p>
          </table:table-cell>
          <table:table-cell office:value-type="float" office:value="2.5392" calcext:value-type="float">
            <text:p>2.5392</text:p>
          </table:table-cell>
          <table:table-cell office:value-type="float" office:value="34.7024" calcext:value-type="float">
            <text:p>34.7024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3.12" calcext:value-type="float">
            <text:p>33.12</text:p>
          </table:table-cell>
          <table:table-cell office:value-type="float" office:value="2.5392" calcext:value-type="float">
            <text:p>2.5392</text:p>
          </table:table-cell>
          <table:table-cell office:value-type="float" office:value="30.4704" calcext:value-type="float">
            <text:p>30.47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.96" calcext:value-type="float">
            <text:p>34.96</text:p>
          </table:table-cell>
          <table:table-cell office:value-type="float" office:value="0" calcext:value-type="float">
            <text:p>0</text:p>
          </table:table-cell>
          <table:table-cell office:value-type="float" office:value="32.1632" calcext:value-type="float">
            <text:p>32.1632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4.96" calcext:value-type="float">
            <text:p>34.96</text:p>
          </table:table-cell>
          <table:table-cell office:value-type="float" office:value="0.8464" calcext:value-type="float">
            <text:p>0.8464</text:p>
          </table:table-cell>
          <table:table-cell office:value-type="float" office:value="32.1632" calcext:value-type="float">
            <text:p>32.1632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3.12" calcext:value-type="float">
            <text:p>33.12</text:p>
          </table:table-cell>
          <table:table-cell office:value-type="float" office:value="1.6928" calcext:value-type="float">
            <text:p>1.6928</text:p>
          </table:table-cell>
          <table:table-cell office:value-type="float" office:value="30.4704" calcext:value-type="float">
            <text:p>30.4704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9.56" calcext:value-type="float">
            <text:p>39.56</text:p>
          </table:table-cell>
          <table:table-cell office:value-type="float" office:value="1.6928" calcext:value-type="float">
            <text:p>1.6928</text:p>
          </table:table-cell>
          <table:table-cell office:value-type="float" office:value="36.3952" calcext:value-type="float">
            <text:p>36.3952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6.8" calcext:value-type="float">
            <text:p>36.8</text:p>
          </table:table-cell>
          <table:table-cell office:value-type="float" office:value="1.6928" calcext:value-type="float">
            <text:p>1.6928</text:p>
          </table:table-cell>
          <table:table-cell office:value-type="float" office:value="33.856" calcext:value-type="float">
            <text:p>33.856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9.56" calcext:value-type="float">
            <text:p>39.56</text:p>
          </table:table-cell>
          <table:table-cell office:value-type="float" office:value="1.6928" calcext:value-type="float">
            <text:p>1.6928</text:p>
          </table:table-cell>
          <table:table-cell office:value-type="float" office:value="36.3952" calcext:value-type="float">
            <text:p>36.3952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6.8" calcext:value-type="float">
            <text:p>36.8</text:p>
          </table:table-cell>
          <table:table-cell office:value-type="float" office:value="1.6928" calcext:value-type="float">
            <text:p>1.6928</text:p>
          </table:table-cell>
          <table:table-cell office:value-type="float" office:value="33.856" calcext:value-type="float">
            <text:p>33.856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9.56" calcext:value-type="float">
            <text:p>39.56</text:p>
          </table:table-cell>
          <table:table-cell office:value-type="float" office:value="2.5392" calcext:value-type="float">
            <text:p>2.5392</text:p>
          </table:table-cell>
          <table:table-cell office:value-type="float" office:value="36.3952" calcext:value-type="float">
            <text:p>36.3952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44.16" calcext:value-type="float">
            <text:p>44.16</text:p>
          </table:table-cell>
          <table:table-cell office:value-type="float" office:value="2.5392" calcext:value-type="float">
            <text:p>2.5392</text:p>
          </table:table-cell>
          <table:table-cell office:value-type="float" office:value="40.6272" calcext:value-type="float">
            <text:p>40.6272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44.16" calcext:value-type="float">
            <text:p>44.16</text:p>
          </table:table-cell>
          <table:table-cell office:value-type="float" office:value="2.5392" calcext:value-type="float">
            <text:p>2.5392</text:p>
          </table:table-cell>
          <table:table-cell office:value-type="float" office:value="40.6272" calcext:value-type="float">
            <text:p>40.6272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6" calcext:value-type="float">
            <text:p>46</text:p>
          </table:table-cell>
          <table:table-cell office:value-type="float" office:value="4.232" calcext:value-type="float">
            <text:p>4.232</text:p>
          </table:table-cell>
          <table:table-cell office:value-type="float" office:value="42.32" calcext:value-type="float">
            <text:p>42.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 style:data-style-name="N2" text:time-value="15:15:41.570360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9T15:05:24.431820409</meta:creation-date>
    <dc:date>2015-07-10T15:16:46.574091548</dc:date>
    <meta:editing-duration>P0D</meta:editing-duration>
    <meta:editing-cycles>3</meta:editing-cycles>
    <meta:generator>LibreOffice/4.2.7.2$Linux_X86_64 LibreOffice_project/420m0$Build-2</meta:generator>
    <meta:document-statistic meta:table-count="1" meta:cell-count="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19cm" svg:height="18.037cm" xlink:href=".." xlink:type="simple" chart:class="chart:scatter" chart:style-name="ch1">
        <chart:legend chart:legend-position="end" svg:x="18.856cm" svg:y="8.719cm" style:legend-expansion="high" chart:style-name="ch2"/>
        <chart:plot-area chart:style-name="ch3" table:cell-range-address="Sheet1.A2:Sheet1.B101" svg:x="0.422cm" svg:y="0.36cm" svg:width="18.012cm" svg:height="17.317cm">
          <chartooo:coordinate-region svg:x="1.043cm" svg:y="0.559cm" svg:width="17.297cm" svg:height="16.47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class="chart:scatter">
            <chart:domain table:cell-range-address="Sheet1.A2:Sheet1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6">
                <text:p>2.76</text:p>
                <draw:g>
                  <svg:desc>Sheet1.A2:Sheet1.A101</svg:desc>
                </draw:g>
              </table:table-cell>
              <table:table-cell office:value-type="float" office:value="31.28">
                <text:p>31.28</text:p>
                <draw:g>
                  <svg:desc>Sheet1.B2:Sheet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6">
                <text:p>4.6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8">
                <text:p>3.68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">
                <text:p>4.6</text:p>
              </table:table-cell>
              <table:table-cell office:value-type="float" office:value="34.04">
                <text:p>34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8">
                <text:p>3.68</text:p>
              </table:table-cell>
              <table:table-cell office:value-type="float" office:value="39.56">
                <text:p>39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6">
                <text:p>2.76</text:p>
              </table:table-cell>
              <table:table-cell office:value-type="float" office:value="42.32">
                <text:p>42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44">
                <text:p>6.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8">
                <text:p>3.68</text:p>
              </table:table-cell>
              <table:table-cell office:value-type="float" office:value="42.32">
                <text:p>42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6">
                <text:p>2.76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8">
                <text:p>3.68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6">
                <text:p>2.76</text:p>
              </table:table-cell>
              <table:table-cell office:value-type="float" office:value="42.32">
                <text:p>42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8">
                <text:p>3.68</text:p>
              </table:table-cell>
              <table:table-cell office:value-type="float" office:value="42.32">
                <text:p>42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6">
                <text:p>2.76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4">
                <text:p>1.84</text:p>
              </table:table-cell>
              <table:table-cell office:value-type="float" office:value="40.48">
                <text:p>40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4">
                <text:p>1.84</text:p>
              </table:table-cell>
              <table:table-cell office:value-type="float" office:value="39.56">
                <text:p>39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6">
                <text:p>2.76</text:p>
              </table:table-cell>
              <table:table-cell office:value-type="float" office:value="40.48">
                <text:p>40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6">
                <text:p>2.76</text:p>
              </table:table-cell>
              <table:table-cell office:value-type="float" office:value="44.16">
                <text:p>44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8">
                <text:p>3.68</text:p>
              </table:table-cell>
              <table:table-cell office:value-type="float" office:value="40.48">
                <text:p>40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8">
                <text:p>3.68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6">
                <text:p>2.76</text:p>
              </table:table-cell>
              <table:table-cell office:value-type="float" office:value="39.56">
                <text:p>39.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4">
                <text:p>1.84</text:p>
              </table:table-cell>
              <table:table-cell office:value-type="float" office:value="39.56">
                <text:p>39.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4">
                <text:p>1.84</text:p>
              </table:table-cell>
              <table:table-cell office:value-type="float" office:value="40.48">
                <text:p>40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40.48">
                <text:p>40.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6">
                <text:p>2.76</text:p>
              </table:table-cell>
              <table:table-cell office:value-type="float" office:value="39.56">
                <text:p>39.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4">
                <text:p>1.84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4">
                <text:p>1.84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8">
                <text:p>3.68</text:p>
              </table:table-cell>
              <table:table-cell office:value-type="float" office:value="39.56">
                <text:p>39.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6">
                <text:p>2.76</text:p>
              </table:table-cell>
              <table:table-cell office:value-type="float" office:value="35.88">
                <text:p>35.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2">
                <text:p>5.52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8">
                <text:p>3.68</text:p>
              </table:table-cell>
              <table:table-cell office:value-type="float" office:value="35.88">
                <text:p>35.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6">
                <text:p>2.76</text:p>
              </table:table-cell>
              <table:table-cell office:value-type="float" office:value="40.48">
                <text:p>40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6">
                <text:p>2.76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6">
                <text:p>2.76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">
                <text:p>0.92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8">
                <text:p>3.68</text:p>
              </table:table-cell>
              <table:table-cell office:value-type="float" office:value="35.88">
                <text:p>35.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76">
                <text:p>2.76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6">
                <text:p>2.76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52">
                <text:p>5.52</text:p>
              </table:table-cell>
              <table:table-cell office:value-type="float" office:value="35.88">
                <text:p>35.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6">
                <text:p>4.6</text:p>
              </table:table-cell>
              <table:table-cell office:value-type="float" office:value="39.56">
                <text:p>39.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6">
                <text:p>4.6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44">
                <text:p>6.44</text:p>
              </table:table-cell>
              <table:table-cell office:value-type="float" office:value="39.56">
                <text:p>39.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44">
                <text:p>6.44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6">
                <text:p>4.6</text:p>
              </table:table-cell>
              <table:table-cell office:value-type="float" office:value="40.48">
                <text:p>40.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68">
                <text:p>3.68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68">
                <text:p>3.68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52">
                <text:p>5.52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35.88">
                <text:p>35.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68">
                <text:p>3.68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6">
                <text:p>2.76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4">
                <text:p>1.84</text:p>
              </table:table-cell>
              <table:table-cell office:value-type="float" office:value="34.04">
                <text:p>34.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4">
                <text:p>1.84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84">
                <text:p>1.84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8">
                <text:p>3.68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">
                <text:p>0.92</text:p>
              </table:table-cell>
              <table:table-cell office:value-type="float" office:value="39.56">
                <text:p>39.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40.48">
                <text:p>40.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76">
                <text:p>2.76</text:p>
              </table:table-cell>
              <table:table-cell office:value-type="float" office:value="39.56">
                <text:p>39.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76">
                <text:p>2.76</text:p>
              </table:table-cell>
              <table:table-cell office:value-type="float" office:value="39.56">
                <text:p>39.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4">
                <text:p>1.84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6">
                <text:p>2.76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76">
                <text:p>2.76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2">
                <text:p>0.92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76">
                <text:p>2.76</text:p>
              </table:table-cell>
              <table:table-cell office:value-type="float" office:value="40.48">
                <text:p>40.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68">
                <text:p>3.68</text:p>
              </table:table-cell>
              <table:table-cell office:value-type="float" office:value="40.48">
                <text:p>40.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6">
                <text:p>2.76</text:p>
              </table:table-cell>
              <table:table-cell office:value-type="float" office:value="44.16">
                <text:p>44.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2">
                <text:p>0.92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2">
                <text:p>0.92</text:p>
              </table:table-cell>
              <table:table-cell office:value-type="float" office:value="44.16">
                <text:p>44.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8">
                <text:p>3.68</text:p>
              </table:table-cell>
              <table:table-cell office:value-type="float" office:value="40.48">
                <text:p>40.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68">
                <text:p>3.68</text:p>
              </table:table-cell>
              <table:table-cell office:value-type="float" office:value="40.48">
                <text:p>40.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8">
                <text:p>3.68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6">
                <text:p>4.6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8">
                <text:p>3.68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6">
                <text:p>2.76</text:p>
              </table:table-cell>
              <table:table-cell office:value-type="float" office:value="35.88">
                <text:p>35.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6">
                <text:p>4.6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6">
                <text:p>2.76</text:p>
              </table:table-cell>
              <table:table-cell office:value-type="float" office:value="35.88">
                <text:p>35.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68">
                <text:p>3.68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6">
                <text:p>2.76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6">
                <text:p>2.76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6">
                <text:p>2.76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6">
                <text:p>2.76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6">
                <text:p>2.76</text:p>
              </table:table-cell>
              <table:table-cell office:value-type="float" office:value="31.28">
                <text:p>31.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2">
                <text:p>0.92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6">
                <text:p>2.76</text:p>
              </table:table-cell>
              <table:table-cell office:value-type="float" office:value="34.04">
                <text:p>34.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4">
                <text:p>1.84</text:p>
              </table:table-cell>
              <table:table-cell office:value-type="float" office:value="35.88">
                <text:p>35.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6">
                <text:p>2.76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6">
                <text:p>2.76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2">
                <text:p>0.92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4">
                <text:p>1.84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39.56">
                <text:p>39.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4">
                <text:p>1.84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4">
                <text:p>1.84</text:p>
              </table:table-cell>
              <table:table-cell office:value-type="float" office:value="39.56">
                <text:p>39.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4">
                <text:p>1.84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76">
                <text:p>2.76</text:p>
              </table:table-cell>
              <table:table-cell office:value-type="float" office:value="39.56">
                <text:p>39.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76">
                <text:p>2.76</text:p>
              </table:table-cell>
              <table:table-cell office:value-type="float" office:value="44.16">
                <text:p>44.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76">
                <text:p>2.76</text:p>
              </table:table-cell>
              <table:table-cell office:value-type="float" office:value="44.16">
                <text:p>44.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6">
                <text:p>4.6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